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704cm" fo:min-width="2.48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559cm" fo:min-width="3.1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3cm"/>
    </style:style>
    <style:style style:name="gr4" style:family="graphic" style:parent-style-name="standard">
      <style:graphic-properties draw:fill-color="#cc66ff" draw:textarea-horizontal-align="justify" draw:textarea-vertical-align="middle" draw:auto-grow-height="false" fo:min-height="0.449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32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0.639cm" fo:min-width="1.532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0.639cm" fo:min-width="2.548cm"/>
    </style:style>
    <style:style style:name="gr9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10 Pitch1" fo:font-size="11pt" style:font-size-asian="11pt" style:font-size-complex="11pt"/>
    </style:style>
    <style:style style:name="P5" style:family="paragraph">
      <loext:graphic-properties draw:fill-color="#cc66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ourier 10 Pitch1"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302cm" svg:height="1.27cm" svg:x="6.986cm" svg:y="2.27cm">
          <text:p text:style-name="P1"><text:span text:style-name="T1">filbert's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1" draw:id="id1" draw:layer="layout" svg:width="5.207cm" svg:height="1.143cm" svg:x="5.89cm" svg:y="6.907cm">
          <text:p text:style-name="P1"><text:span text:style-name="T1">filbert's workspace</text:span></text:p>
          <text:p text:style-name="P1"><text:span text:style-name="T1">(director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83cm" svg:height="0.704cm" svg:x="8.443cm" svg:y="3.748cm">
          <draw:text-box>
            <text:p><text:span text:style-name="T2">git commit</text:span></text:p>
          </draw:text-box>
        </draw:frame>
        <draw:custom-shape draw:style-name="gr4" draw:text-style-name="P5" xml:id="id2" draw:id="id2" draw:layer="layout" svg:width="5.588cm" svg:height="1.397cm" svg:x="5.699cm" svg:y="4.556cm">
          <text:p text:style-name="P1"><text:span text:style-name="T3">filbert's</text:span></text:p>
          <text:p text:style-name="P1"><text:span text:style-name="T3">staging are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8.494cm" svg:y1="6.907cm" svg:x2="8.493cm" svg:y2="5.953cm" draw:start-shape="id1" draw:start-glue-point="4" draw:end-shape="id2" draw:end-glue-point="6" svg:d="M8494 6907l-1-954" svg:viewBox="0 0 2 955">
          <text:p/>
        </draw:connector>
        <draw:connector draw:style-name="gr5" draw:text-style-name="P6" draw:layer="layout" draw:type="line" svg:x1="8.493cm" svg:y1="4.556cm" svg:x2="8.478cm" svg:y2="3.54cm" draw:start-shape="id2" draw:start-glue-point="4" draw:end-shape="id3" draw:end-glue-point="7" svg:d="M8493 4556l-15-1016" svg:viewBox="0 0 16 1017">
          <text:p/>
        </draw:connector>
        <draw:frame draw:style-name="gr6" draw:text-style-name="P4" draw:layer="layout" svg:width="2.132cm" svg:height="0.704cm" svg:x="8.443cm" svg:y="6.148cm">
          <draw:text-box>
            <text:p><text:span text:style-name="T2">git add</text:span></text:p>
          </draw:text-box>
        </draw:frame>
        <draw:custom-shape draw:style-name="gr7" draw:text-style-name="P7" xml:id="id4" draw:id="id4" draw:layer="layout" svg:width="2.032cm" svg:height="0.889cm" svg:x="5.191cm" svg:y="8.747cm">
          <text:p text:style-name="P1"><text:span text:style-name="T4">Cat.jav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3.048cm" svg:height="0.889cm" svg:x="9.255cm" svg:y="9.001cm">
          <text:p text:style-name="P1"><text:span text:style-name="T4">Hairball.jav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6.652cm" svg:y1="7.883cm" svg:x2="6.207cm" svg:y2="8.747cm" draw:start-shape="id1" draw:start-glue-point="7" draw:end-shape="id4" draw:end-glue-point="0" svg:d="M6652 7883l-445 864" svg:viewBox="0 0 446 865">
          <text:p/>
        </draw:connector>
        <draw:connector draw:style-name="gr10" draw:text-style-name="P6" draw:layer="layout" draw:type="line" svg:x1="10.335cm" svg:y1="7.883cm" svg:x2="10.779cm" svg:y2="9.001cm" draw:start-shape="id1" draw:start-glue-point="9" draw:end-shape="id5" draw:end-glue-point="0" svg:d="M10335 7883l444 1118" svg:viewBox="0 0 445 11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1:52:54.285815200</meta:creation-date>
    <dc:date>2018-11-19T18:48:48.892579685</dc:date>
    <meta:editing-duration>PT2M31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